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6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1.94mm"/>
    </style:style>
    <style:style style:name="co5" style:family="table-column">
      <style:table-column-properties fo:break-before="auto" style:column-width="8.89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java hashcode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89" calcext:value-type="float">
            <text:p>18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65" calcext:value-type="float">
            <text:p>165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91" calcext:value-type="float">
            <text:p>2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265" calcext:value-type="float">
            <text:p>2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99" calcext:value-type="float">
            <text:p>199</text:p>
          </table:table-cell>
          <table:table-cell office:value-type="float" office:value="137" calcext:value-type="float">
            <text:p>137</text:p>
          </table:table-cell>
          <table:table-cell office:value-type="float" office:value="229" calcext:value-type="float">
            <text:p>229</text:p>
          </table:table-cell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73" calcext:value-type="float">
            <text:p>73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53" calcext:value-type="float">
            <text:p>15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223" calcext:value-type="float">
            <text:p>2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57" calcext:value-type="float">
            <text:p>357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217" calcext:value-type="float">
            <text:p>217</text:p>
          </table:table-cell>
          <table:table-cell office:value-type="float" office:value="171" calcext:value-type="float">
            <text:p>17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235" calcext:value-type="float">
            <text:p>23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office:value-type="float" office:value="61" calcext:value-type="float">
            <text:p>6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209" calcext:value-type="float">
            <text:p>209</text:p>
          </table:table-cell>
          <table:table-cell office:value-type="float" office:value="73" calcext:value-type="float">
            <text:p>73</text:p>
          </table:table-cell>
          <table:table-cell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53" calcext:value-type="float">
            <text:p>253</text:p>
          </table:table-cell>
          <table:table-cell office:value-type="float" office:value="273" calcext:value-type="float">
            <text:p>273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229" calcext:value-type="float">
            <text:p>229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231" calcext:value-type="float">
            <text:p>231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69" calcext:value-type="float">
            <text:p>169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153" calcext:value-type="float">
            <text:p>15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65" calcext:value-type="float">
            <text:p>265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283" calcext:value-type="float">
            <text:p>283</text:p>
          </table:table-cell>
          <table:table-cell office:value-type="float" office:value="17" calcext:value-type="float">
            <text:p>1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27</text:p>
          </table:table-cell>
          <table:table-cell office:value-type="float" office:value="159" calcext:value-type="float">
            <text:p>159</text:p>
          </table:table-cell>
          <table:table-cell office:value-type="float" office:value="191" calcext:value-type="float">
            <text:p>19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87" calcext:value-type="float">
            <text:p>187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01" calcext:value-type="float">
            <text:p>301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87" calcext:value-type="float">
            <text:p>187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35" calcext:value-type="float">
            <text:p>35</text:p>
          </table:table-cell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87" calcext:value-type="float">
            <text:p>8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131" calcext:value-type="float">
            <text:p>13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office:value-type="float" office:value="81" calcext:value-type="float">
            <text:p>8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51" calcext:value-type="float">
            <text:p>251</text:p>
          </table:table-cell>
          <table:table-cell office:value-type="float" office:value="97" calcext:value-type="float">
            <text:p>97</text:p>
          </table:table-cell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office:value-type="float" office:value="191" calcext:value-type="float">
            <text:p>19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25" calcext:value-type="float">
            <text:p>12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  <table:table-cell office:value-type="float" office:value="233" calcext:value-type="float">
            <text:p>233</text:p>
          </table:table-cell>
          <table:table-cell office:value-type="float" office:value="179" calcext:value-type="float">
            <text:p>17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17" calcext:value-type="float">
            <text:p>217</text:p>
          </table:table-cell>
          <table:table-cell office:value-type="float" office:value="107" calcext:value-type="float">
            <text:p>10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281" calcext:value-type="float">
            <text:p>281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3"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table:number-columns-repeated="2"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47" calcext:value-type="float">
            <text:p>47</text:p>
          </table:table-cell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43" calcext:value-type="float">
            <text:p>243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float" office:value="193" calcext:value-type="float">
            <text:p>193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float" office:value="51" calcext:value-type="float">
            <text:p>5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  <table:table-cell office:value-type="float" office:value="33" calcext:value-type="float">
            <text:p>33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office:value-type="float" office:value="123" calcext:value-type="float">
            <text:p>12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29" calcext:value-type="float">
            <text:p>229</text:p>
          </table:table-cell>
          <table:table-cell office:value-type="float" office:value="35" calcext:value-type="float">
            <text:p>35</text:p>
          </table:table-cell>
          <table:table-cell office:value-type="float" office:value="209" calcext:value-type="float">
            <text:p>2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209" calcext:value-type="float">
            <text:p>209</text:p>
          </table:table-cell>
          <table:table-cell office:value-type="float" office:value="97" calcext:value-type="float">
            <text:p>9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213" calcext:value-type="float">
            <text:p>213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149" calcext:value-type="float">
            <text:p>14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61" calcext:value-type="float">
            <text:p>161</text:p>
          </table:table-cell>
          <table:table-cell office:value-type="float" office:value="73" calcext:value-type="float">
            <text:p>73</text:p>
          </table:table-cell>
          <table:table-cell office:value-type="float" office:value="213" calcext:value-type="float">
            <text:p>213</text:p>
          </table:table-cell>
          <table:table-cell office:value-type="float" office:value="247" calcext:value-type="float">
            <text:p>24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57" calcext:value-type="float">
            <text:p>5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83" calcext:value-type="float">
            <text:p>283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41" calcext:value-type="float">
            <text:p>141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223" calcext:value-type="float">
            <text:p>223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249" calcext:value-type="float">
            <text:p>249</text:p>
          </table:table-cell>
          <table:table-cell office:value-type="float" office:value="199" calcext:value-type="float">
            <text:p>199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197" calcext:value-type="float">
            <text:p>19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05" calcext:value-type="float">
            <text:p>205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101" calcext:value-type="float">
            <text:p>10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225" calcext:value-type="float">
            <text:p>225</text:p>
          </table:table-cell>
          <table:table-cell office:value-type="float" office:value="81" calcext:value-type="float">
            <text:p>8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155" calcext:value-type="float">
            <text:p>15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251" calcext:value-type="float">
            <text:p>25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195" calcext:value-type="float">
            <text:p>195</text:p>
          </table:table-cell>
          <table:table-cell office:value-type="float" office:value="53" calcext:value-type="float">
            <text:p>5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217" calcext:value-type="float">
            <text:p>2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03" calcext:value-type="float">
            <text:p>203</text:p>
          </table:table-cell>
          <table:table-cell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89" calcext:value-type="float">
            <text:p>289</text:p>
          </table:table-cell>
          <table:table-cell office:value-type="float" office:value="73" calcext:value-type="float">
            <text:p>7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27" calcext:value-type="float">
            <text:p>22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office:value-type="float" office:value="175" calcext:value-type="float">
            <text:p>1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81" calcext:value-type="float">
            <text:p>181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17" calcext:value-type="float">
            <text:p>217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131" calcext:value-type="float">
            <text:p>13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203" calcext:value-type="float">
            <text:p>2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9" calcext:value-type="float">
            <text:p>20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267" calcext:value-type="float">
            <text:p>267</text:p>
          </table:table-cell>
          <table:table-cell office:value-type="float" office:value="35" calcext:value-type="float">
            <text:p>35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255" calcext:value-type="float">
            <text:p>2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171" calcext:value-type="float">
            <text:p>171</text:p>
          </table:table-cell>
          <table:table-cell office:value-type="float" office:value="47" calcext:value-type="float">
            <text:p>4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office:value-type="float" office:value="229" calcext:value-type="float">
            <text:p>229</text:p>
          </table:table-cell>
          <table:table-cell office:value-type="float" office:value="17" calcext:value-type="float">
            <text:p>1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283" calcext:value-type="float">
            <text:p>283</text:p>
          </table:table-cell>
          <table:table-cell office:value-type="float" office:value="103" calcext:value-type="float">
            <text:p>10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235" calcext:value-type="float">
            <text:p>235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169" calcext:value-type="float">
            <text:p>169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193" calcext:value-type="float">
            <text:p>19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281" calcext:value-type="float">
            <text:p>281</text:p>
          </table:table-cell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73" calcext:value-type="float">
            <text:p>273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61" calcext:value-type="float">
            <text:p>161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99" calcext:value-type="float">
            <text:p>199</text:p>
          </table:table-cell>
          <table:table-cell office:value-type="float" office:value="33" calcext:value-type="float">
            <text:p>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07" calcext:value-type="float">
            <text:p>207</text:p>
          </table:table-cell>
          <table:table-cell office:value-type="float" office:value="39" calcext:value-type="float">
            <text:p>3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19" calcext:value-type="float">
            <text:p>219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506])" office:value-type="float" office:value="74.6396039603961" calcext:value-type="float">
            <text:p>74.6396039604</text:p>
          </table:table-cell>
          <table:table-cell table:formula="of:=AVERAGE([.C2:.C506])" office:value-type="float" office:value="79.2376237623762" calcext:value-type="float">
            <text:p>79.2376237624</text:p>
          </table:table-cell>
          <table:table-cell table:formula="of:=AVERAGE([.D2:.D506])" office:value-type="float" office:value="77.4990099009901" calcext:value-type="float">
            <text:p>77.499009901</text:p>
          </table:table-cell>
          <table:table-cell table:formula="of:=AVERAGE([.E2:.E506])" office:value-type="float" office:value="77.1148514851485" calcext:value-type="float">
            <text:p>77.1148514851</text:p>
          </table:table-cell>
          <table:table-cell table:formula="of:=AVERAGE([.F2:.F506])" office:value-type="float" office:value="79.0158415841584" calcext:value-type="float">
            <text:p>79.0158415842</text:p>
          </table:table-cell>
          <table:table-cell table:formula="of:=AVERAGE([.G2:.G506])" office:value-type="float" office:value="81.3405940594059" calcext:value-type="float">
            <text:p>81.3405940594</text:p>
          </table:table-cell>
          <table:table-cell table:formula="of:=AVERAGE([.H2:.H506])" office:value-type="float" office:value="79.0158415841584" calcext:value-type="float">
            <text:p>79.0158415842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B2:.B506])" office:value-type="float" office:value="25" calcext:value-type="float">
            <text:p>25</text:p>
          </table:table-cell>
          <table:table-cell table:formula="of:=MODE([.C2:.C506])" office:value-type="float" office:value="19" calcext:value-type="float">
            <text:p>19</text:p>
          </table:table-cell>
          <table:table-cell table:formula="of:=MODE([.D2:.D506])" office:value-type="float" office:value="13" calcext:value-type="float">
            <text:p>13</text:p>
          </table:table-cell>
          <table:table-cell table:formula="of:=MODE([.E2:.E506])" office:value-type="float" office:value="35" calcext:value-type="float">
            <text:p>35</text:p>
          </table:table-cell>
          <table:table-cell table:formula="of:=MODE([.F2:.F506])" office:value-type="float" office:value="7" calcext:value-type="float">
            <text:p>7</text:p>
          </table:table-cell>
          <table:table-cell table:formula="of:=MODE([.G2:.G506])" office:value-type="float" office:value="33" calcext:value-type="float">
            <text:p>33</text:p>
          </table:table-cell>
          <table:table-cell table:formula="of:=MODE([.H2:.H50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506])" office:value-type="float" office:value="63" calcext:value-type="float">
            <text:p>63</text:p>
          </table:table-cell>
          <table:table-cell table:formula="of:=MEDIAN([.C2:.C506])" office:value-type="float" office:value="65" calcext:value-type="float">
            <text:p>65</text:p>
          </table:table-cell>
          <table:table-cell table:formula="of:=MEDIAN([.D2:.D506])" office:value-type="float" office:value="65" calcext:value-type="float">
            <text:p>65</text:p>
          </table:table-cell>
          <table:table-cell table:formula="of:=MEDIAN([.E2:.E506])" office:value-type="float" office:value="63" calcext:value-type="float">
            <text:p>63</text:p>
          </table:table-cell>
          <table:table-cell table:formula="of:=MEDIAN([.F2:.F506])" office:value-type="float" office:value="63" calcext:value-type="float">
            <text:p>63</text:p>
          </table:table-cell>
          <table:table-cell table:formula="of:=MEDIAN([.G2:.G506])" office:value-type="float" office:value="67" calcext:value-type="float">
            <text:p>67</text:p>
          </table:table-cell>
          <table:table-cell table:formula="of:=MEDIAN([.H2:.H506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formula="of:=STDEV([.B2:.B506])" office:value-type="float" office:value="56.0793515164852" calcext:value-type="float">
            <text:p>56.0793515165</text:p>
          </table:table-cell>
          <table:table-cell table:formula="of:=STDEV([.C2:.C506])" office:value-type="float" office:value="58.9851253301653" calcext:value-type="float">
            <text:p>58.9851253302</text:p>
          </table:table-cell>
          <table:table-cell table:formula="of:=STDEV([.D2:.D506])" office:value-type="float" office:value="61.21524361305" calcext:value-type="float">
            <text:p>61.2152436131</text:p>
          </table:table-cell>
          <table:table-cell table:formula="of:=STDEV([.E2:.E506])" office:value-type="float" office:value="60.2396888794866" calcext:value-type="float">
            <text:p>60.2396888795</text:p>
          </table:table-cell>
          <table:table-cell table:formula="of:=STDEV([.F2:.F506])" office:value-type="float" office:value="65.1894655232956" calcext:value-type="float">
            <text:p>65.1894655233</text:p>
          </table:table-cell>
          <table:table-cell table:formula="of:=STDEV([.G2:.G506])" office:value-type="float" office:value="59.6304328965015" calcext:value-type="float">
            <text:p>59.6304328965</text:p>
          </table:table-cell>
          <table:table-cell table:formula="of:=STDEV([.H2:.H506])" office:value-type="float" office:value="65.1894655232956" calcext:value-type="float">
            <text:p>65.1894655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7T19:07:32.621880099</dc:date>
    <meta:editing-duration>PT4M32S</meta:editing-duration>
    <meta:editing-cycles>1</meta:editing-cycles>
    <meta:document-statistic meta:table-count="1" meta:cell-count="3574" meta:object-count="0"/>
    <meta:generator>LibreOffice/4.4.5.2$Linux_X86_64 LibreOffice_project/40m0$Build-2</meta:generator>
  </office:meta>
</office:document-meta>
</file>